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 Pro Black" svg:font-family="'Verdana Pro Black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color="#000000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fo:color="#ff0000" style:font-name="Arial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text-properties style:font-name="Arial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name="Verdana Pro Black"/>
    </style:style>
    <style:style style:name="T2" style:family="text">
      <style:text-properties style:font-name="Verdana Pro Black" style:text-underline-style="solid" style:text-underline-width="auto" style:text-underline-color="font-color"/>
    </style:style>
    <style:style style:name="T3" style:family="text">
      <style:text-properties fo:color="#800000"/>
    </style:style>
    <style:style style:name="T4" style:family="text">
      <style:text-properties fo:color="#800000" style:font-name="Verdana Pro Black"/>
    </style:style>
    <style:style style:name="T5" style:family="text">
      <style:text-properties fo:color="#800000" style:font-name="Verdana Pro Black" fo:font-size="28pt" style:font-size-asian="28pt" style:font-size-complex="28pt"/>
    </style:style>
    <style:style style:name="T6" style:family="text">
      <style:text-properties fo:color="#ff0000"/>
    </style:style>
    <style:style style:name="T7" style:family="text">
      <style:text-properties fo:color="#ff0000" style:font-name="Verdana Pro Black"/>
    </style:style>
    <style:style style:name="T8" style:family="text">
      <style:text-properties fo:color="#ff0000"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tab/><text:tab/><text:span text:style-name="T5">DOCUMENTACION</text:span></text:p>
      <text:p text:style-name="P1"><text:span text:style-name="T5"/></text:p>
      <text:p text:style-name="P5">Patrones Implementados:</text:p>
      <text:list xml:id="list2567209267152858323" text:style-name="L1">
        <text:list-item>
          <text:list>
            <text:list-item>
              <text:p text:style-name="P6"><text:span text:style-name="T3">Inyeccion de dependencias</text:span></text:p>
              <text:list>
                <text:list-header>
                  <text:p text:style-name="P4">He implementado la inyeccion de dependencias para crear los objetos una sola vez en el proyecto y asi evitar la acumulacion de objetos en el proyecto.</text:p>
                </text:list-header>
              </text:list>
            </text:list-item>
            <text:list-item>
              <text:p text:style-name="P6"><text:span text:style-name="T3">Specification</text:span></text:p>
              <text:list>
                <text:list-header>
                  <text:p text:style-name="P4">He implementado este patron para validar que los objetos que vienen del webservice no son nulos.</text:p>
                </text:list-header>
              </text:list>
            </text:list-item>
            <text:list-item>
              <text:p text:style-name="P6"><text:span text:style-name="T3">Factory Method</text:span></text:p>
              <text:list>
                <text:list-header>
                  <text:p text:style-name="P4">He implementado este patron para la creacion de modelos validados y listos para introducir en la base de datos</text:p>
                </text:list-header>
              </text:list>
            </text:list-item>
          </text:list>
        </text:list-item>
      </text:list>
      <text:p text:style-name="P5">Testing:</text:p>
      <text:p text:style-name="P3"><text:tab/>He realizado un testing muy basico debido a la falta de tiempo. <text:tab/></text:p>
      <text:p text:style-name="P3"><text:tab/>Soy consciente de que se debe hacer un testing por cada <text:tab/>funcion de cada clase. </text:p>
      <text:p text:style-name="P3"/>
      <text:p text:style-name="P5">Servicios:</text:p>
      <text:p text:style-name="P3"/>
      <text:p text:style-name="P5"><text:tab/>Repositorio Generico:</text:p>
      <text:p text:style-name="P3"><text:tab/><text:tab/>He utilizado un repositorio generico para introducir datos <text:tab/><text:tab/>de varias clases a la base de datos.</text:p>
      <text:p text:style-name="P3"><text:tab/><text:span text:style-name="T6">Servicio Web:</text:span></text:p>
      <text:p text:style-name="P3"><text:tab/><text:tab/>He utilizado una seccion paraque el webservice <text:tab/><text:tab/><text:tab/><text:tab/>descargar datos. </text:p>
      <text:p text:style-name="P3"><text:tab/><text:span text:style-name="T6">CheckConexionWebservice:</text:span></text:p>
      <text:p text:style-name="P3"><text:tab/><text:tab/>He utilizado poly para comprobar que el <text:span text:style-name="T9">webservice</text:span> esta <text:tab/><text:tab/>activo.</text:p>
      <text:p text:style-name="P3"><text:tab/><text:span text:style-name="T6">Converter y Serializer:</text:span></text:p>
      <text:p text:style-name="P3"><text:tab/><text:tab/>He utilizado estas secciones para pasar del objeto <text:tab/><text:tab/><text:tab/><text:tab/>webservice a un objeto valido y para introducir en la base <text:tab/><text:tab/>de datos.</text:p>
      <text:p text:style-name="P3"><text:tab/><text:span text:style-name="T6">Log:</text:span></text:p>
      <text:p text:style-name="P3"><text:tab/><text:tab/>He utilizado un log apra almacenar las excepciones</text:p>
      <text:p text:style-name="P3"><text:tab/><text:span text:style-name="T8">Transferir Datos:</text:span></text:p>
      <text:p text:style-name="P3"><text:tab/><text:tab/>He utilizado una seccion para realizar todo tipo de operaciones de negocio.</text:p>
      <text:p text:style-name="P5">Excepciones:</text:p>
      <text:p text:style-name="P3"><text:tab/>He utilizado excepciones personalizadas</text:p>
      <text:p text:style-name="P2"><text:span text:style-name="T1"><text:tab/><text:tab/></text:span></text:p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 Pro Black" svg:font-family="'Verdana Pro Black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2-27T22:20:58.17</meta:creation-date>
    <meta:document-statistic meta:table-count="0" meta:image-count="0" meta:object-count="0" meta:page-count="1" meta:paragraph-count="27" meta:word-count="197" meta:character-count="1271"/>
    <dc:date>2020-02-27T22:33:51.24</dc:date>
    <meta:editing-duration>PT12M55S</meta:editing-duration>
    <meta:editing-cycles>1</meta:editing-cycles>
    <meta:generator>OpenOffice/4.1.7$Win32 OpenOffice.org_project/417m1$Build-9800</meta:generator>
  </office:meta>
</office:document-meta>
</file>